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1000000664FD9B06FB115877D.png" manifest:media-type="image/png"/>
  <manifest:file-entry manifest:full-path="Pictures/100000000000018700000075E118A21014BABCA4.png" manifest:media-type="image/png"/>
  <manifest:file-entry manifest:full-path="Pictures/10000000000001EB000001EE9E245D14FD005BC2.png" manifest:media-type="image/png"/>
  <manifest:file-entry manifest:full-path="Pictures/10000000000001CF000000552F34867753BA23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5e4" officeooo:paragraph-rsid="000615e4"/>
    </style:style>
    <style:style style:name="P2" style:family="paragraph" style:parent-style-name="Standard">
      <style:paragraph-properties fo:break-before="page"/>
      <style:text-properties officeooo:rsid="0006eec0" officeooo:paragraph-rsid="0006eec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s for Derivatives Worksheet</text:p>
      <text:p text:style-name="P1"/>
      <text:p text:style-name="P1">1.</text:p>
      <text:p text:style-name="P1"/>
      <text:p text:style-name="P1"><draw:frame draw:style-name="fr1" draw:name="Image1" text:anchor-type="paragraph" svg:width="12.25cm" svg:height="2.249cm" draw:z-index="0"><draw:image xlink:href="Pictures/10000000000001CF000000552F34867753BA234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0.345cm" svg:height="3.096cm" draw:z-index="1"><draw:image xlink:href="Pictures/100000000000018700000075E118A21014BABCA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13.15cm" svg:height="2.699cm" draw:z-index="2"><draw:image xlink:href="Pictures/10000000000001F1000000664FD9B06FB11587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12.991cm" svg:height="13.07cm" draw:z-index="3"><draw:image xlink:href="Pictures/10000000000001EB000001EE9E245D14FD005BC2.png" xlink:type="simple" xlink:show="embed" xlink:actuate="onLoad"/></draw:frame></text:p>
      <text:p text:style-name="P2">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43:20.797280315</meta:creation-date>
    <dc:date>2018-01-31T10:45:27.612001692</dc:date>
    <meta:editing-duration>PT2M10S</meta:editing-duration>
    <meta:editing-cycles>2</meta:editing-cycles>
    <meta:generator>LibreOffice/5.3.1.2$Linux_X86_64 LibreOffice_project/30m0$Build-2</meta:generator>
    <meta:document-statistic meta:table-count="0" meta:image-count="4" meta:object-count="0" meta:page-count="2" meta:paragraph-count="3" meta:word-count="6" meta:character-count="39" meta:non-whitespace-character-count="36"/>
  </office:meta>
</office:document-meta>
</file>